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5cm" fo:min-width="3.39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3.688cm" fo:min-width="3.395cm"/>
    </style:style>
    <style:style style:name="gr1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4.699cm" svg:x="1.381cm" svg:y="5.572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xml:id="id2" draw:id="id2" draw:layer="layout" svg:width="4.191cm" svg:height="2.794cm" svg:x="7.795cm" svg:y="6.037cm">
          <text:p text:style-name="P2">Fields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xml:id="id4" draw:id="id4" draw:layer="layout" svg:width="4.191cm" svg:height="2.794cm" svg:x="7.795cm" svg:y="14.462cm">
          <text:p text:style-name="P2">Response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xml:id="id3" draw:id="id3" draw:layer="layout" svg:width="4.191cm" svg:height="2.794cm" svg:x="7.795cm" svg:y="10.25cm">
          <text:p text:style-name="P2">Query</text:p>
          <draw:enhanced-geometry svg:viewBox="0 0 21600 21600" draw:extrusion="false" draw:type="rectangle" draw:enhanced-path="M 0 0 L 21600 0 21600 21600 0 21600 0 0 Z N"/>
        </draw:custom-shape>
        <draw:g xml:id="id5" draw:id="id5">
          <draw:custom-shape draw:style-name="gr3" draw:text-style-name="P1" draw:layer="layout" svg:width="17.653cm" svg:height="9.525cm" svg:x="1.889cm" svg:y="18.90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032cm" svg:height="8.382cm" svg:x="1.889cm" svg:y="20.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7.653cm" svg:height="1.143cm" svg:x="1.889cm" svg:y="18.907cm">
            <text:p text:style-name="P2">Navigation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3.97cm" svg:height="2.286cm" svg:x="4.683cm" svg:y="20.939cm">
            <text:p text:style-name="P2">Lin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4.191cm" svg:height="1.905cm" svg:x="4.683cm" svg:y="23.479cm">
            <text:p text:style-name="P2">Bar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445cm" svg:height="1.905cm" svg:x="9.382cm" svg:y="23.479cm">
            <text:p text:style-name="P2">Area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445cm" svg:height="1.905cm" svg:x="14.208cm" svg:y="23.479cm">
            <text:p text:style-name="P2">Map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3.97cm" svg:height="2.159cm" svg:x="4.683cm" svg:y="25.638cm">
            <text:p text:style-name="P2">Table</text:p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491cm" svg:height="0.962cm" draw:transform="rotate (1.59069308026763) translate (2.324cm 25.257cm)">
            <draw:text-box>
              <text:p>Navigation</text:p>
            </draw:text-box>
          </draw:frame>
        </draw:g>
        <draw:custom-shape draw:style-name="gr2" draw:text-style-name="P1" xml:id="id1" draw:id="id1" draw:layer="layout" svg:width="4.191cm" svg:height="2.794cm" svg:x="7.795cm" svg:y="1.825cm">
          <text:p text:style-name="P2">Filter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1" draw:layer="layout" svg:width="5.842cm" svg:height="3.937cm" svg:x="1.381cm" svg:y="1.254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12" draw:text-style-name="P4" draw:layer="layout" draw:type="lines" svg:x1="9.89cm" svg:y1="4.619cm" svg:x2="9.89cm" svg:y2="6.037cm" draw:start-shape="id1" draw:start-glue-point="2" draw:end-shape="id2" draw:end-glue-point="0" svg:d="M9890 4619v501 416 501" svg:viewBox="0 0 1 1419">
          <text:p/>
        </draw:connector>
        <draw:connector draw:style-name="gr12" draw:text-style-name="P4" draw:layer="layout" draw:type="lines" svg:x1="9.89cm" svg:y1="8.831cm" svg:x2="9.89cm" svg:y2="10.25cm" draw:start-shape="id2" draw:start-glue-point="2" draw:end-shape="id3" draw:end-glue-point="0" svg:d="M9890 8831v501 417 501" svg:viewBox="0 0 1 1420">
          <text:p/>
        </draw:connector>
        <draw:connector draw:style-name="gr12" draw:text-style-name="P4" draw:layer="layout" draw:type="lines" svg:x1="9.89cm" svg:y1="13.044cm" svg:x2="9.89cm" svg:y2="14.462cm" draw:start-shape="id3" draw:start-glue-point="2" draw:end-shape="id4" draw:end-glue-point="0" svg:d="M9890 13044v501 416 501" svg:viewBox="0 0 1 1419">
          <text:p/>
        </draw:connector>
        <draw:connector draw:style-name="gr12" draw:text-style-name="P4" draw:layer="layout" draw:type="lines" svg:x1="9.89cm" svg:y1="17.256cm" svg:x2="10.715cm" svg:y2="18.907cm" draw:start-shape="id4" draw:start-glue-point="2" draw:end-shape="id5" svg:d="M9890 17256v501l825 648v502" svg:viewBox="0 0 826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4:29:29.543189538</dc:date>
    <dc:creator>Brylie Oxley</dc:creator>
    <meta:editing-duration>PT44M34S</meta:editing-duration>
    <meta:editing-cycles>15</meta:editing-cycles>
    <meta:generator>LibreOffice/4.4.2.2$Linux_X86_64 LibreOffice_project/40m0$Build-2</meta:generator>
    <meta:document-statistic meta:object-count="20"/>
  </office:meta>
</office:document-meta>
</file>